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1" table:default-cell-style-name="ce2"/>
        <table:table-column table:style-name="co1" table:number-columns-repeated="8" table:default-cell-style-name="Default"/>
        <table:table-row table:style-name="ro1">
          <table:table-cell table:style-name="ce1"/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alu_input_a</text:p>
          </table:table-cell>
          <table:table-cell table:style-name="ce1" office:value-type="string" calcext:value-type="string">
            <text:p>alu_input_b</text:p>
          </table:table-cell>
          <table:table-cell table:style-name="ce1" office:value-type="string" calcext:value-type="string">
            <text:p>r1_input_a</text:p>
          </table:table-cell>
          <table:table-cell table:style-name="ce1" office:value-type="string" calcext:value-type="string">
            <text:p>r1_input_b</text:p>
          </table:table-cell>
          <table:table-cell table:style-name="ce1" office:value-type="string" calcext:value-type="string">
            <text:p>epc_we</text:p>
          </table:table-cell>
          <table:table-cell table:style-name="Default"/>
          <table:table-cell table:style-name="ce1" office:value-type="string" calcext:value-type="string">
            <text:p>epc_we</text:p>
          </table:table-cell>
          <table:table-cell table:style-name="ce1" office:value-type="string" calcext:value-type="string">
            <text:p>hi_we</text:p>
          </table:table-cell>
          <table:table-cell table:style-name="ce1" office:value-type="string" calcext:value-type="string">
            <text:p>lo_we</text:p>
          </table:table-cell>
          <table:table-cell table:style-name="ce1" office:value-type="string" calcext:value-type="string">
            <text:p>memd_we</text:p>
          </table:table-cell>
          <table:table-cell table:style-name="ce1" office:value-type="string" calcext:value-type="string">
            <text:p>pc_we</text:p>
          </table:table-cell>
          <table:table-cell table:style-name="ce1" office:value-type="string" calcext:value-type="string">
            <text:p>register_file_we</text:p>
          </table:table-cell>
          <table:table-cell table:style-name="ce11"/>
          <table:table-cell table:style-name="ce1" office:value-type="string" calcext:value-type="string">
            <text:p>Condition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9">
            <text:p>R</text:p>
          </table:table-cell>
          <table:table-cell table:style-name="ce8" office:value-type="string" calcext:value-type="string">
            <text:p>sll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forward_rs_3 &lt;= “10” when ((register_file_we_4=‘1’) and (rs_3=write_address_4)) else “11” when ((register_file_we_5=‘1’) and (rs_3=write_address_5)) else “00”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ra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forward_rt_3 &lt;= “10” when ((register_file_we_4=‘1’) and (rt_3=write_address_4)) else “11” when ((register_file_we_5=‘1’) and (rt_3=write_address_5)) else “00”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llv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forward_rs_2 &lt;= ‘1’ when ((register_file_we_5=‘1’) and (rs_2=write_address_5)) else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rav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forward_rt_2 &lt;= ‘1’ when ((register_file_we_5=‘1’) and (rt_2=write_address_5)) else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j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stall_1_rst_2 &lt;= ‘1’ when ((lw_3 = ‘1’) and ((rs_2=write_address_3) or (rt_2=write_address_3))) eles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jal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jump_logic_1 &lt;= “01” when (((rs_output_3 = rt_output_3) and (branch_3(0) = ‘1’)) or (not(rs_output_3 = rt_output_3) and (branch_3(1) = ‘1’))) eles “10” when (jump_r_3 = ‘1’) else “00”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yscall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style-name="ce8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rst_1_2 &lt;= jump_logic_1(1) xor jump_logic_1(0)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break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pc_source_p_1 &lt;= “100” when (jump_logic_1 = “10”) else “010” when (jump_logic_1=”01”) else pc_source_1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mfhi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/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mflo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mult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10" office:value-type="string" calcext:value-type="string">
            <text:p>div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rs_output_a*** &lt;= rd_input**** when (C0=“10”) else rd_input***** when (C0=”11”) else rs_output*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add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rt_output_a*** &lt;= rd_input**** when (C1=“10”) else rd_input***** when (C1=”11”) else rt_output*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ub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rs_output_a** &lt;= rd_input***** when (C2=’1’) else rs_output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and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rt_output_a** &lt;= rd_input***** when (C3=’1’) else rt_output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o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hi_output***** &lt;= hi_output*****; (get the current value in the register, do not propagate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xo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lo_output***** &lt;= lo_output*****; (get the current value in the register, do not propagate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no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hi_we*** &lt;= hi_we***; (do not propagate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lt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lo_we*** &lt;= lo_we***; (do not propagate)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7">
            <text:p>I</text:p>
          </table:table-cell>
          <table:table-cell table:style-name="ce8" office:value-type="string" calcext:value-type="string">
            <text:p>beq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epc_we* &lt;= epc_we*; (não propaga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bne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epc_we* &lt;= epc_we* or epc_we_p_3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addi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epc_input_a* &lt;= epc_output*** when ((C5(1) xor C5(0)) = ‘1’) <text:s/>else next_instruction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ori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rst_reg_1 &lt;= rst or rst_reg_p_1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lui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rst_reg_2 &lt;= rst or rst_reg_p_2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7" office:value-type="string" calcext:value-type="string">
            <text:p>lw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w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J</text:p>
          </table:table-cell>
          <table:table-cell table:style-name="ce8" office:value-type="string" calcext:value-type="string">
            <text:p>j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jal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table-cell table:style-name="ce1"/>
          <table:table-cell table:style-name="ce8" office:value-type="string" calcext:value-type="string">
            <text:p>nop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table-cell table:number-columns-repeated="16"/>
          <table:table-cell table:style-name="ce18" table:number-columns-repeated="2"/>
          <table:table-cell/>
        </table:table-row>
        <table:table-row table:style-name="ro1" table:number-rows-repeated="9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20:36:03.2087717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08:43.539297364</meta:creation-date>
    <dc:date>2022-05-18T00:43:18.546264641</dc:date>
    <meta:editing-duration>P2DT5H42M7S</meta:editing-duration>
    <meta:editing-cycles>31</meta:editing-cycles>
    <meta:generator>LibreOffice/7.3.1.3$Linux_X86_64 LibreOffice_project/30$Build-3</meta:generator>
    <meta:document-statistic meta:table-count="1" meta:cell-count="356" meta:object-count="0"/>
  </office:meta>
</office:document-meta>
</file>